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his widget allows the user to select a color.</text:p><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elect which part of the color will be changed with the Widget:</text:p>
                    <text:list xml:id="list_Colorwheel5" text:style-name="List_20_1">
                        
                        <text:list-item>
                            <text:p text:style-name="List_20_1_20_End">
                                <text:span text:style-name="backtick">HUE</text:span>
                            </text:p>
                            
                        </text:list-item>
                        
                    

                        <text:list-item>
                            <text:p text:style-name="List_20_1_20_End">
                                <text:span text:style-name="backtick">SATURATION</text:span>
                            </text:p>
                            
                        </text:list-item>
                        
                    

                        <text:list-item>
                            <text:p text:style-name="List_20_1_20_End">
                                <text:span text:style-name="backtick">VALUE</text:span>
                            </text:p>
                            
                        </text:list-item>
                        
                    
                    </text:list>
                ,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he color mode can be fixed (so as to not change with long press) using this ite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8" text:continue-numbering="true" text:continue-list="list_Colorwheel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lorwheel9" text:continue-numbering="true" text:continue-list="list_Colorwhee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lorwheel10" text:continue-numbering="true" text:continue-list="list_Colorwhee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lorwheel11" text:continue-numbering="true" text:continue-list="list_Colorwhee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lorwhee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lorwheel13" text:continue-numbering="true" text:continue-list="list_Colorwhee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lorwheel14" text:continue-numbering="true" text:continue-list="list_Colorwhee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lorwhee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lorwheel16" text:continue-numbering="true" text:continue-list="list_Colorwhee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lorwheel17" text:continue-numbering="true" text:continue-list="list_Colorwhee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lorwhee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lorwheel19" text:continue-numbering="true" text:continue-list="list_Colorwhee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lorwheel20" text:continue-numbering="true" text:continue-list="list_Colorwhee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lorwhee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2" text:continue-numbering="true" text:continue-list="list_Colorwheel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3" text:continue-numbering="true" text:continue-list="list_Colorwheel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lorwheel24" text:continue-numbering="true" text:continue-list="list_Colorwheel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lorwheel25" text:continue-numbering="true" text:continue-list="list_Colorwheel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lorwheel26" text:continue-numbering="true" text:continue-list="list_Colorwheel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lorwheel27" text:continue-numbering="true" text:continue-list="list_Colorwheel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lorwheel28" text:continue-numbering="true" text:continue-list="list_Colorwheel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lorwheel29" text:continue-numbering="true" text:continue-list="list_Colorwheel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lorwheel30" text:continue-numbering="true" text:continue-list="list_Colorwheel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lorwheel31" text:continue-numbering="true" text:continue-list="list_Colorwheel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lorwheel32" text:continue-numbering="true" text:continue-list="list_Colorwheel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lorwheel33" text:continue-numbering="true" text:continue-list="list_Colorwheel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lorwheel34" text:continue-numbering="true" text:continue-list="list_Colorwheel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lorwheel35" text:continue-numbering="true" text:continue-list="list_Colorwheel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olorwheel36" text:continue-numbering="true" text:continue-list="list_Colorwhee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lorwheel37" text:continue-numbering="true" text:continue-list="list_Colorwhee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lorwheel38" text:continue-numbering="true" text:continue-list="list_Colorwhee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lorwheel39" text:continue-numbering="true" text:continue-list="list_Colorwhee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lorwheel40" text:continue-numbering="true" text:continue-list="list_Colorwhee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lorwheel41" text:continue-numbering="true" text:continue-list="list_Colorwhee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lorwheel42" text:continue-numbering="true" text:continue-list="list_Colorwhee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lorwheel43" text:continue-numbering="true" text:continue-list="list_Colorwhee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lorwheel44" text:continue-numbering="true" text:continue-list="list_Colorwhee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lorwheel45" text:continue-numbering="true" text:continue-list="list_Colorwhee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46" text:continue-numbering="true" text:continue-list="list_Colorwhee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lorwheel47" text:continue-numbering="true" text:continue-list="list_Colorwheel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lorwheel48" text:continue-numbering="true" text:continue-list="list_Colorwheel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lorwheel49" text:continue-numbering="true" text:continue-list="list_Colorwheel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lorwheel50" text:continue-numbering="true" text:continue-list="list_Colorwheel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lorwheel51" text:continue-numbering="true" text:continue-list="list_Colorwheel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52" text:continue-numbering="true" text:continue-list="list_Colorwheel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lorwheel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54" text:continue-numbering="true" text:continue-list="list_Colorwheel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orwheel55" text:continue-numbering="true" text:continue-list="list_Colorwheel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orwheel56" text:continue-numbering="true" text:continue-list="list_Colorwheel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5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